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62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75" style:family="text">
      <style:text-properties fo:font-size="11.00pt" fo:font-weight="normal" fo:font-family="Consolas" style:font-family-asian="Consolas" style:font-family-complex="Consolas" fo:background-color="#ffff00" style:use-window-font-color="true"/>
    </style:style>
    <style:style style:name="T7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77" style:family="text">
      <style:text-properties fo:font-size="11.00pt" fo:font-weight="normal" fo:font-family="Consolas" style:font-family-asian="Consolas" style:font-family-complex="Consolas" fo:background-color="#00ff00" style:use-window-font-color="true"/>
    </style:style>
    <style:style style:name="T7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79" style:family="text">
      <style:text-properties fo:font-size="11.00pt" fo:font-weight="normal" fo:font-family="Consolas" style:font-family-asian="Consolas" style:font-family-complex="Consolas" fo:background-color="#00ff00" style:use-window-font-color="true"/>
    </style:style>
    <style:style style:name="T8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81" style:family="text">
      <style:text-properties fo:font-size="11.00pt" fo:font-weight="normal" fo:font-family="Consolas" style:font-family-asian="Consolas" style:font-family-complex="Consolas" fo:background-color="#ff0000" style:use-window-font-color="true"/>
    </style:style>
    <style:style style:name="T8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83" style:family="text">
      <style:text-properties fo:font-size="11.00pt" fo:font-weight="normal" fo:font-family="Consolas" style:font-family-asian="Consolas" style:font-family-complex="Consolas" fo:background-color="#ffff00" style:use-window-font-color="true"/>
    </style:style>
    <style:style style:name="T8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85" style:family="text">
      <style:text-properties fo:font-size="11.00pt" fo:font-weight="normal" fo:font-family="Consolas" style:font-family-asian="Consolas" style:font-family-complex="Consolas" fo:background-color="#00ff00" style:use-window-font-color="true"/>
    </style:style>
    <style:style style:name="T8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#ff0000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09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11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11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11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37" style:family="text">
      <style:text-properties fo:font-size="11.00pt" fo:font-weight="normal" fo:font-family="Consolas" style:font-family-asian="Consolas" style:font-family-complex="Consolas" fo:background-color="#ffff00" style:use-window-font-color="true"/>
    </style:style>
    <style:style style:name="T13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39" style:family="text">
      <style:text-properties fo:font-size="11.00pt" fo:font-weight="normal" fo:font-family="Consolas" style:font-family-asian="Consolas" style:font-family-complex="Consolas" fo:background-color="#00ff00" style:use-window-font-color="true"/>
    </style:style>
    <style:style style:name="T14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41" style:family="text">
      <style:text-properties fo:font-size="11.00pt" fo:font-weight="normal" fo:font-family="Consolas" style:font-family-asian="Consolas" style:font-family-complex="Consolas" fo:background-color="#00ff00" style:use-window-font-color="true"/>
    </style:style>
    <style:style style:name="T14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43" style:family="text">
      <style:text-properties fo:font-size="11.00pt" fo:font-weight="normal" fo:font-family="Consolas" style:font-family-asian="Consolas" style:font-family-complex="Consolas" fo:background-color="#ff0000" style:use-window-font-color="true"/>
    </style:style>
    <style:style style:name="T14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45" style:family="text">
      <style:text-properties fo:font-size="11.00pt" fo:font-weight="normal" fo:font-family="Consolas" style:font-family-asian="Consolas" style:font-family-complex="Consolas" fo:background-color="#ffff00" style:use-window-font-color="true"/>
    </style:style>
    <style:style style:name="T14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47" style:family="text">
      <style:text-properties fo:font-size="11.00pt" fo:font-weight="normal" fo:font-family="Consolas" style:font-family-asian="Consolas" style:font-family-complex="Consolas" fo:background-color="#00ff00" style:use-window-font-color="true"/>
    </style:style>
    <style:style style:name="T14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#ff0000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71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17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73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17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18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" style:family="paragraph">
      <style:paragraph-properties fo:line-height="115.00%" fo:text-align="center" fo:margin-top="10.00pt" fo:margin-bottom="2.00pt"/>
    </style:style>
    <style:style style:name="P2" style:family="paragraph">
      <style:paragraph-properties fo:line-height="100.00%" fo:text-align="center" fo:margin-left="18.00pt" fo:text-indent="0.00p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15.00%" fo:text-align="left" fo:margin-top="4.00pt" fo:margin-bottom="6.00pt"/>
    </style:style>
    <style:style style:name="P5" style:family="paragraph">
      <style:paragraph-properties fo:line-height="115.00%" fo:text-align="justify" fo:margin-top="4.00pt" fo:margin-bottom="6.00pt"/>
    </style:style>
    <style:style style:name="P6" style:family="paragraph">
      <style:paragraph-properties fo:line-height="115.00%" fo:text-align="left" fo:margin-top="4.00pt" fo:margin-bottom="6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top="4.00pt" fo:margin-bottom="6.00pt"/>
    </style:style>
    <style:style style:name="P8" style:family="paragraph">
      <style:paragraph-properties fo:line-height="115.00%" fo:text-align="left" fo:margin-top="4.00pt" fo:margin-bottom="6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 fo:margin-top="4.00pt" fo:margin-bottom="6.00pt"/>
    </style:style>
    <style:style style:name="P10" style:family="paragraph">
      <style:paragraph-properties fo:line-height="115.00%" fo:text-align="left" fo:margin-left="36.00pt" fo:text-indent="0.00pt" fo:margin-top="4.00pt" fo:margin-bottom="6.00pt"/>
    </style:style>
    <style:style style:name="P11" style:family="paragraph">
      <style:paragraph-properties fo:line-height="115.00%" fo:text-align="left" fo:margin-top="6.00pt" fo:margin-bottom="2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 fo:margin-top="4.00pt" fo:margin-bottom="6.00pt"/>
    </style:style>
    <style:style style:name="P13" style:family="paragraph">
      <style:paragraph-properties fo:line-height="115.00%" fo:text-align="left" fo:margin-top="6.00pt" fo:margin-bottom="2.00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 fo:margin-top="4.00pt" fo:margin-bottom="6.00pt"/>
    </style:style>
    <style:style style:name="P15" style:family="paragraph">
      <style:paragraph-properties fo:line-height="115.00%" fo:text-align="left" fo:margin-top="6.00pt" fo:margin-bottom="2.00p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17" style:family="paragraph">
      <style:paragraph-properties fo:line-height="115.00%" fo:text-align="center" fo:margin-top="4.00pt" fo:margin-bottom="6.00p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19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20" style:family="paragraph">
      <style:paragraph-properties fo:line-height="150.00%" fo:text-align="left" fo:margin-top="4.00p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22" style:family="paragraph">
      <style:paragraph-properties fo:line-height="100.00%" fo:text-align="left" fo:margin-left="5.40pt" fo:text-indent="-5.40pt">
        <style:tab-stops>
          <style:tab-stop style:position="236.50pt"/>
          <style:tab-stop style:position="26311.80pt"/>
        </style:tab-stops>
      </style:paragraph-properties>
    </style:style>
    <style:style style:name="P23" style:family="paragraph">
      <style:paragraph-properties fo:line-height="115.00%" fo:text-align="center" fo:margin-top="4.00pt" fo:margin-bottom="6.0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236.50pt"/>
          <style:tab-stop style:position="26311.80pt"/>
        </style:tab-stops>
      </style:paragraph-properties>
    </style:style>
    <style:style style:name="P25" style:family="paragraph">
      <style:paragraph-properties fo:line-height="100.00%" fo:text-align="left" fo:margin-left="5.40pt" fo:text-indent="-5.40pt">
        <style:tab-stops>
          <style:tab-stop style:position="236.50pt"/>
          <style:tab-stop style:position="26311.80pt"/>
        </style:tab-stops>
      </style:paragraph-properties>
    </style:style>
    <style:style style:name="P26" style:family="paragraph">
      <style:paragraph-properties fo:line-height="150.00%" fo:text-align="left" fo:margin-top="4.00p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236.50pt"/>
          <style:tab-stop style:position="26311.80pt"/>
        </style:tab-stops>
      </style:paragraph-properties>
    </style:style>
    <style:style style:name="P28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29" style:family="paragraph">
      <style:paragraph-properties fo:line-height="115.00%" fo:text-align="center" fo:margin-top="4.00pt" fo:margin-bottom="6.00p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31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32" style:family="paragraph">
      <style:paragraph-properties fo:line-height="150.00%" fo:text-align="left" fo:margin-top="4.00p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34" style:family="paragraph">
      <style:paragraph-properties fo:line-height="100.00%" fo:text-align="left" fo:margin-left="5.40pt" fo:text-indent="-5.40pt">
        <style:tab-stops>
          <style:tab-stop style:position="236.50pt"/>
          <style:tab-stop style:position="26311.80pt"/>
        </style:tab-stops>
      </style:paragraph-properties>
    </style:style>
    <style:style style:name="P35" style:family="paragraph">
      <style:paragraph-properties fo:line-height="115.00%" fo:text-align="center" fo:margin-top="4.00pt" fo:margin-bottom="6.00p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236.50pt"/>
          <style:tab-stop style:position="26311.80pt"/>
        </style:tab-stops>
      </style:paragraph-properties>
    </style:style>
    <style:style style:name="P37" style:family="paragraph">
      <style:paragraph-properties fo:line-height="100.00%" fo:text-align="left" fo:margin-left="5.40pt" fo:text-indent="-5.40pt">
        <style:tab-stops>
          <style:tab-stop style:position="236.50pt"/>
          <style:tab-stop style:position="26311.80pt"/>
        </style:tab-stops>
      </style:paragraph-properties>
    </style:style>
    <style:style style:name="P38" style:family="paragraph">
      <style:paragraph-properties fo:line-height="150.00%" fo:text-align="left" fo:margin-top="4.00pt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236.50pt"/>
          <style:tab-stop style:position="26311.80pt"/>
        </style:tab-stops>
      </style:paragraph-properties>
    </style:style>
    <style:style style:name="P40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41" style:family="paragraph">
      <style:paragraph-properties fo:line-height="115.00%" fo:text-align="center" fo:margin-top="4.00pt" fo:margin-bottom="6.00pt"/>
    </style:style>
    <style:style style:name="P42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43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44" style:family="paragraph">
      <style:paragraph-properties fo:line-height="150.00%" fo:text-align="left" fo:margin-top="4.00pt"/>
    </style:style>
    <style:style style:name="P45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46" style:family="paragraph">
      <style:paragraph-properties fo:line-height="100.00%" fo:text-align="left" fo:margin-left="5.40pt" fo:text-indent="-5.40pt">
        <style:tab-stops>
          <style:tab-stop style:position="236.50pt"/>
          <style:tab-stop style:position="26311.80pt"/>
        </style:tab-stops>
      </style:paragraph-properties>
    </style:style>
    <style:style style:name="P47" style:family="paragraph">
      <style:paragraph-properties fo:line-height="115.00%" fo:text-align="center" fo:margin-top="4.00pt" fo:margin-bottom="6.00p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236.50pt"/>
          <style:tab-stop style:position="26311.80pt"/>
        </style:tab-stops>
      </style:paragraph-properties>
    </style:style>
    <style:style style:name="P49" style:family="paragraph">
      <style:paragraph-properties fo:line-height="100.00%" fo:text-align="left" fo:margin-left="5.40pt" fo:text-indent="-5.40pt">
        <style:tab-stops>
          <style:tab-stop style:position="236.50pt"/>
          <style:tab-stop style:position="26311.80pt"/>
        </style:tab-stops>
      </style:paragraph-properties>
    </style:style>
    <style:style style:name="P50" style:family="paragraph">
      <style:paragraph-properties fo:line-height="150.00%" fo:text-align="left" fo:margin-top="4.00pt"/>
    </style:style>
    <style:style style:name="P51" style:family="paragraph">
      <style:paragraph-properties fo:line-height="100.00%" fo:text-align="left" fo:margin-left="5.40pt" fo:text-indent="-5.40pt">
        <style:tab-stops>
          <style:tab-stop style:position="236.50pt"/>
          <style:tab-stop style:position="26311.80pt"/>
        </style:tab-stops>
      </style:paragraph-properties>
    </style:style>
    <style:style style:name="P52" style:family="paragraph">
      <style:paragraph-properties fo:line-height="115.00%" fo:text-align="left" fo:margin-top="6.00pt" fo:margin-bottom="2.00pt"/>
    </style:style>
    <style:style style:name="P53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54" style:family="paragraph">
      <style:paragraph-properties fo:line-height="115.00%" fo:text-align="center" fo:margin-top="4.00pt" fo:margin-bottom="6.00pt"/>
    </style:style>
    <style:style style:name="P55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56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57" style:family="paragraph">
      <style:paragraph-properties fo:line-height="150.00%" fo:text-align="left" fo:margin-top="4.00pt"/>
    </style:style>
    <style:style style:name="P58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59" style:family="paragraph">
      <style:paragraph-properties fo:line-height="100.00%" fo:text-align="left" fo:margin-left="5.40pt" fo:text-indent="-5.40pt">
        <style:tab-stops>
          <style:tab-stop style:position="223.25pt"/>
          <style:tab-stop style:position="26311.80pt"/>
        </style:tab-stops>
      </style:paragraph-properties>
    </style:style>
    <style:style style:name="P60" style:family="paragraph">
      <style:paragraph-properties fo:line-height="115.00%" fo:text-align="center" fo:margin-top="4.00pt" fo:margin-bottom="6.00pt"/>
    </style:style>
    <style:style style:name="P61" style:family="paragraph">
      <style:paragraph-properties fo:line-height="100.00%" fo:text-align="left" fo:margin-left="5.40pt" fo:text-indent="-5.40pt">
        <style:tab-stops>
          <style:tab-stop style:position="223.25pt"/>
          <style:tab-stop style:position="26311.80pt"/>
        </style:tab-stops>
      </style:paragraph-properties>
    </style:style>
    <style:style style:name="P62" style:family="paragraph">
      <style:paragraph-properties fo:line-height="100.00%" fo:text-align="left" fo:margin-left="5.40pt" fo:text-indent="-5.40pt">
        <style:tab-stops>
          <style:tab-stop style:position="223.25pt"/>
          <style:tab-stop style:position="26311.80pt"/>
        </style:tab-stops>
      </style:paragraph-properties>
    </style:style>
    <style:style style:name="P63" style:family="paragraph">
      <style:paragraph-properties fo:line-height="150.00%" fo:text-align="left" fo:margin-top="4.00pt"/>
    </style:style>
    <style:style style:name="P64" style:family="paragraph">
      <style:paragraph-properties fo:line-height="100.00%" fo:text-align="left" fo:margin-left="5.40pt" fo:text-indent="-5.40pt">
        <style:tab-stops>
          <style:tab-stop style:position="223.25pt"/>
          <style:tab-stop style:position="26311.80pt"/>
        </style:tab-stops>
      </style:paragraph-properties>
    </style:style>
    <style:style style:name="P65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66" style:family="paragraph">
      <style:paragraph-properties fo:line-height="115.00%" fo:text-align="center" fo:margin-top="4.00pt" fo:margin-bottom="6.00pt"/>
    </style:style>
    <style:style style:name="P67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68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69" style:family="paragraph">
      <style:paragraph-properties fo:line-height="150.00%" fo:text-align="left" fo:margin-top="4.00pt"/>
    </style:style>
    <style:style style:name="P70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71" style:family="paragraph">
      <style:paragraph-properties fo:line-height="100.00%" fo:text-align="left" fo:margin-left="5.40pt" fo:text-indent="-5.40pt">
        <style:tab-stops>
          <style:tab-stop style:position="223.25pt"/>
          <style:tab-stop style:position="26311.80pt"/>
        </style:tab-stops>
      </style:paragraph-properties>
    </style:style>
    <style:style style:name="P72" style:family="paragraph">
      <style:paragraph-properties fo:line-height="115.00%" fo:text-align="center" fo:margin-top="4.00pt" fo:margin-bottom="6.00pt"/>
    </style:style>
    <style:style style:name="P73" style:family="paragraph">
      <style:paragraph-properties fo:line-height="100.00%" fo:text-align="left" fo:margin-left="5.40pt" fo:text-indent="-5.40pt">
        <style:tab-stops>
          <style:tab-stop style:position="223.25pt"/>
          <style:tab-stop style:position="26311.80pt"/>
        </style:tab-stops>
      </style:paragraph-properties>
    </style:style>
    <style:style style:name="P74" style:family="paragraph">
      <style:paragraph-properties fo:line-height="100.00%" fo:text-align="left" fo:margin-left="5.40pt" fo:text-indent="-5.40pt">
        <style:tab-stops>
          <style:tab-stop style:position="223.25pt"/>
          <style:tab-stop style:position="26311.80pt"/>
        </style:tab-stops>
      </style:paragraph-properties>
    </style:style>
    <style:style style:name="P75" style:family="paragraph">
      <style:paragraph-properties fo:line-height="150.00%" fo:text-align="left" fo:margin-top="4.00pt"/>
    </style:style>
    <style:style style:name="P76" style:family="paragraph">
      <style:paragraph-properties fo:line-height="100.00%" fo:text-align="left" fo:margin-left="5.40pt" fo:text-indent="-5.40pt">
        <style:tab-stops>
          <style:tab-stop style:position="223.25pt"/>
          <style:tab-stop style:position="26311.80pt"/>
        </style:tab-stops>
      </style:paragraph-properties>
    </style:style>
    <style:style style:name="P77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78" style:family="paragraph">
      <style:paragraph-properties fo:line-height="115.00%" fo:text-align="center" fo:margin-top="4.00pt" fo:margin-bottom="6.00pt"/>
    </style:style>
    <style:style style:name="P79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80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81" style:family="paragraph">
      <style:paragraph-properties fo:line-height="150.00%" fo:text-align="left" fo:margin-top="4.00pt"/>
    </style:style>
    <style:style style:name="P82" style:family="paragraph">
      <style:paragraph-properties fo:line-height="100.00%" fo:text-align="left" fo:margin-left="5.40pt" fo:text-indent="-5.40pt">
        <style:tab-stops>
          <style:tab-stop style:position="515.85pt"/>
        </style:tab-stops>
      </style:paragraph-properties>
    </style:style>
    <style:style style:name="P83" style:family="paragraph">
      <style:paragraph-properties fo:line-height="100.00%" fo:text-align="left" fo:margin-left="5.40pt" fo:text-indent="-5.40pt">
        <style:tab-stops>
          <style:tab-stop style:position="223.25pt"/>
          <style:tab-stop style:position="26311.80pt"/>
        </style:tab-stops>
      </style:paragraph-properties>
    </style:style>
    <style:style style:name="P84" style:family="paragraph">
      <style:paragraph-properties fo:line-height="115.00%" fo:text-align="center" fo:margin-top="4.00pt" fo:margin-bottom="6.00pt"/>
    </style:style>
    <style:style style:name="P85" style:family="paragraph">
      <style:paragraph-properties fo:line-height="100.00%" fo:text-align="left" fo:margin-left="5.40pt" fo:text-indent="-5.40pt">
        <style:tab-stops>
          <style:tab-stop style:position="223.25pt"/>
          <style:tab-stop style:position="26311.80pt"/>
        </style:tab-stops>
      </style:paragraph-properties>
    </style:style>
    <style:style style:name="P86" style:family="paragraph">
      <style:paragraph-properties fo:line-height="100.00%" fo:text-align="left" fo:margin-left="5.40pt" fo:text-indent="-5.40pt">
        <style:tab-stops>
          <style:tab-stop style:position="223.25pt"/>
          <style:tab-stop style:position="26311.80pt"/>
        </style:tab-stops>
      </style:paragraph-properties>
    </style:style>
    <style:style style:name="P87" style:family="paragraph">
      <style:paragraph-properties fo:line-height="150.00%" fo:text-align="left" fo:margin-top="4.00pt"/>
    </style:style>
    <style:style style:name="P88" style:family="paragraph">
      <style:paragraph-properties fo:line-height="100.00%" fo:text-align="left" fo:margin-left="5.40pt" fo:text-indent="-5.40pt">
        <style:tab-stops>
          <style:tab-stop style:position="223.25pt"/>
          <style:tab-stop style:position="26311.80pt"/>
        </style:tab-stops>
      </style:paragraph-properties>
    </style:style>
    <style:style style:name="P89" style:family="paragraph">
      <style:paragraph-properties fo:line-height="115.00%" fo:text-align="left" fo:margin-top="4.00pt" fo:margin-bottom="6.00pt"/>
    </style:style>
    <style:style style:name="TableColumn0100" style:family="table-column">
      <style:table-column-properties style:column-width="3.359722in"/>
    </style:style>
    <style:style style:name="TableColumn0101" style:family="table-column">
      <style:table-column-properties style:column-width="3.879861in"/>
    </style:style>
    <style:style style:name="Table01" style:family="table">
      <style:table-properties style:width="7.2395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Cell01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5" style:family="table-row">
      <style:table-row-properties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6" style:family="table-row">
      <style:table-row-properties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Cell01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Row0107" style:family="table-row">
      <style:table-row-properties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9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0" style:family="table-row">
      <style:table-row-properties/>
    </style:style>
    <style:style style:name="TableCell01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Cell011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Row0111" style:family="table-row">
      <style:table-row-properties/>
    </style:style>
    <style:style style:name="TableCell01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3.175694in"/>
    </style:style>
    <style:style style:name="TableColumn0201" style:family="table-column">
      <style:table-column-properties style:column-width="4.063889in"/>
    </style:style>
    <style:style style:name="Table02" style:family="table">
      <style:table-properties style:width="7.23958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Cell02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5" style:family="table-row">
      <style:table-row-properties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6" style:family="table-row">
      <style:table-row-properties/>
    </style:style>
    <style:style style:name="TableCell02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Cell02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Row0207" style:family="table-row">
      <style:table-row-properties/>
    </style:style>
    <style:style style:name="TableCell02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Cell0208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9" style:family="table-row">
      <style:table-row-properties/>
    </style:style>
    <style:style style:name="TableCell02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9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10" style:family="table-row">
      <style:table-row-properties/>
    </style:style>
    <style:style style:name="TableCell02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Cell021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Row0211" style:family="table-row">
      <style:table-row-properties/>
    </style:style>
    <style:style style:name="TableCell02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1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list text:style-name="L1">
        <text:list-item>
          <text:p text:style-name="P1"><text:span text:style-name="T1">Problem 2 - Mirror words</text:span></text:p>
        </text:list-item>
      </text:list>
      <text:p text:style-name="P2"><text:span text:style-name="T2">Problem for exam preparation for the<text:s/></text:span><text:a xlink:href="https://softuni.bg/courses/programming-fundamentals-csharp-java-js-python"><text:span text:style-name="T4">Programming<text:s/></text:span><text:span text:style-name="T5"><text:s/>HYPERLINK "https://softuni.bg/courses/programming-fundamentals-csharp-java-js-python"</text:span><text:span text:style-name="T6">Fundamentals Course @SoftUni</text:span></text:a><text:span text:style-name="T7">.</text:span></text:p>
      <text:p text:style-name="P3"><text:span text:style-name="T7">Submit your solutions in the SoftUni judge system at<text:s/></text:span><text:a xlink:href="https://judge.softuni.org/Contests/Practice/Index/2307"><text:span text:style-name="T9">https://judge.softuni.org/Contests/Practice/Index/2307#1</text:span></text:a><text:span text:style-name="T10">.</text:span></text:p>
      <text:p text:style-name="P4"><text:span text:style-name="T10"/></text:p>
      <text:p text:style-name="P5"><text:span text:style-name="T11">The SoftUni Spelling Bee competition is here. But it`s not like any other Spelling Bee competition out there. It`s different and a lot more fun! You, of course, are a participant, and you are eager to show the competition that you are the best, so go ahead, learn the rules and win!</text:span></text:p>
      <text:p text:style-name="P6"><text:span text:style-name="T12">On the first line of the input, you will be given a<text:s/></text:span><text:span text:style-name="T13">text string</text:span><text:span text:style-name="T14">. To win the competition, you have to find all hidden<text:s/></text:span><text:span text:style-name="T15">word pairs</text:span><text:span text:style-name="T16">, read them, and mark the ones that are<text:s/></text:span><text:span text:style-name="T17">mirror</text:span><text:span text:style-name="T18"><text:s/></text:span><text:span text:style-name="T19">images</text:span><text:span text:style-name="T20"><text:s/>of each other.</text:span></text:p>
      <text:p text:style-name="P6"><text:span text:style-name="T20">First of all, you have to<text:s/></text:span><text:span text:style-name="T21">extract the hidden word pairs</text:span><text:span text:style-name="T22">. Hidden word pairs are:</text:span></text:p>
      <text:list text:style-name="L7">
        <text:list-item>
          <text:p text:style-name="P7"><text:span text:style-name="T22">Surrounded by<text:s/></text:span><text:span text:style-name="T23">"@"</text:span><text:span text:style-name="T24"><text:s/>or<text:s/></text:span><text:span text:style-name="T25">"#"</text:span><text:span text:style-name="T26"><text:s/>(only one of the two) in the following pattern<text:s/></text:span><text:span text:style-name="T27">#wordOne##wordTwo#</text:span><text:span text:style-name="T28"><text:s/>or<text:s/></text:span><text:span text:style-name="T29">@wordOne@@wordTwo@</text:span><text:span text:style-name="T30"/></text:p>
        </text:list-item>
        <text:list-item>
          <text:p text:style-name="P7"><text:span text:style-name="T30">At least<text:s/></text:span><text:span text:style-name="T31">3 characters long each</text:span><text:span text:style-name="T32"><text:s/>(</text:span><text:span text:style-name="T33">without the surrounding symbols</text:span><text:span text:style-name="T34">)</text:span></text:p>
        </text:list-item>
        <text:list-item>
          <text:p text:style-name="P7"><text:span text:style-name="T34">Made up of<text:s/></text:span><text:span text:style-name="T35">letters</text:span><text:span text:style-name="T36"><text:s/></text:span><text:span text:style-name="T37">only</text:span><text:span text:style-name="T38"/></text:p>
        </text:list-item>
      </text:list>
      <text:p text:style-name="P8"><text:span text:style-name="T38">If the second word,<text:s/></text:span><text:span text:style-name="T39">spelled backward,</text:span><text:span text:style-name="T40"><text:s/>is the<text:s/></text:span><text:span text:style-name="T41">same</text:span><text:span text:style-name="T42"><text:s/></text:span><text:span text:style-name="T43">as the first word</text:span><text:span text:style-name="T44"><text:s/></text:span><text:span text:style-name="T45">and vice versa</text:span><text:span text:style-name="T46"><text:s/>(</text:span><text:span text:style-name="T47">casing matters</text:span><text:span text:style-name="T48">!), they are a<text:s/></text:span><text:span text:style-name="T49">match,</text:span><text:span text:style-name="T50"><text:s/>and you have to store them somewhere.<text:s/></text:span><text:span text:style-name="T51">Examples</text:span><text:span text:style-name="T52"><text:s/>of mirror words:</text:span><text:span text:style-name="T53"><text:s/></text:span></text:p>
      <text:p text:style-name="P8"><text:span text:style-name="T53">#Part##traP# @leveL@@Level@ #sAw##wAs#</text:span></text:p>
      <text:list text:style-name="L9">
        <text:list-item>
          <text:p text:style-name="P9"><text:span text:style-name="T54">If you don`t find any valid pairs, print:<text:s/></text:span><text:span text:style-name="T55">"No word pairs found!"</text:span><text:span text:style-name="T56"/></text:p>
        </text:list-item>
        <text:list-item>
          <text:p text:style-name="P9"><text:span text:style-name="T56">If you find valid pairs print their count:<text:s/></text:span><text:span text:style-name="T57">"{valid pairs count} word pairs found!"</text:span><text:span text:style-name="T58"/></text:p>
        </text:list-item>
        <text:list-item>
          <text:p text:style-name="P9"><text:span text:style-name="T58">If there are no mirror words, print:<text:s/></text:span><text:span text:style-name="T59">"No mirror words!"</text:span><text:span text:style-name="T60"/></text:p>
        </text:list-item>
        <text:list-item>
          <text:p text:style-name="P9"><text:span text:style-name="T60">If there are mirror words print:</text:span></text:p>
        </text:list-item>
      </text:list>
      <text:p text:style-name="P10"><text:span text:style-name="T61">"The mirror words are:</text:span></text:p>
      <text:p text:style-name="P10"><text:span text:style-name="T61">{wordOne} &lt;=&gt; {wordtwo}, {wordOne} &lt;=&gt; {wordtwo}, … {wordOne} &lt;=&gt; {wordtwo}"</text:span></text:p>
      <text:p text:style-name="P11"><text:span text:style-name="T62">Input / Constraints</text:span></text:p>
      <text:list text:style-name="L12">
        <text:list-item>
          <text:p text:style-name="P12"><text:span text:style-name="T63">You will recive a string.</text:span></text:p>
        </text:list-item>
      </text:list>
      <text:p text:style-name="P13"><text:span text:style-name="T64">Output</text:span></text:p>
      <text:list text:style-name="L14">
        <text:list-item>
          <text:p text:style-name="P14"><text:span text:style-name="T65">Print the proper output messages in the proper cases as described in the problem description.</text:span></text:p>
        </text:list-item>
        <text:list-item>
          <text:p text:style-name="P14"><text:span text:style-name="T65">If there are pairs of mirror words, print them in the end, each pair separated by<text:s/></text:span><text:span text:style-name="T66">", "</text:span><text:span text:style-name="T67">.</text:span></text:p>
        </text:list-item>
        <text:list-item>
          <text:p text:style-name="P14"><text:span text:style-name="T67">Each pair of mirror word must be printed with<text:s/></text:span><text:span text:style-name="T68">" &lt;=&gt; "</text:span><text:span text:style-name="T69"><text:s/>between the words.</text:span></text:p>
        </text:list-item>
      </text:list>
      <text:p text:style-name="P15"><text:span text:style-name="T70">Examples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17"><text:span text:style-name="T72">Input</text:span><text:span text:style-name="T73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20"><text:span text:style-name="T74">@mix#tix3dj</text:span><text:span text:style-name="T75">#poOl##loOp#</text:span><text:span text:style-name="T76">wl@@bong&amp;song%4very$long@thong</text:span><text:span text:style-name="T77">#Part##traP#</text:span><text:span text:style-name="T78">#@</text:span><text:span text:style-name="T79">@leveL@@Level@</text:span><text:span text:style-name="T80">#</text:span><text:span text:style-name="T81">#car#rac##</text:span><text:span text:style-name="T82">tu</text:span><text:span text:style-name="T83">@pack@@ckap@</text:span><text:span text:style-name="T84">#rr</text:span><text:span text:style-name="T85">#sAw##wAs#</text:span><text:span text:style-name="T86">r#@w1r<text:tab/></text:span><text:span text:style-name="T87"/></text:p>
          </table:table-cell>
          <table:covered-table-cell/>
        </table:table-row>
        <table:table-row table:style-name="TableRow0102">
          <table:table-cell table:style-name="TableCell010200">
            <text:p text:style-name="P23"><text:span text:style-name="T88">Output</text:span><text:span text:style-name="T89"/></text:p>
          </table:table-cell>
          <table:table-cell table:style-name="TableCell010201">
            <text:p text:style-name="P23"><text:span text:style-name="T90">Comments</text:span><text:span text:style-name="T91"/></text:p>
          </table:table-cell>
        </table:table-row>
        <table:table-row table:style-name="TableRow0103">
          <table:table-cell table:style-name="TableCell010300">
            <text:p text:style-name="P26"><text:span text:style-name="T92">5 word pairs found!</text:span></text:p>
            <text:p text:style-name="P26"><text:span text:style-name="T92">The mirror words are:</text:span></text:p>
            <text:p text:style-name="P26"><text:span text:style-name="T92">Part &lt;=&gt; traP, leveL &lt;=&gt; Level, sAw &lt;=&gt; wAs</text:span><text:span text:style-name="T93"/></text:p>
          </table:table-cell>
          <table:table-cell table:style-name="TableCell010301">
            <text:p text:style-name="P26"><text:span text:style-name="T94">There are 5<text:s/></text:span><text:span text:style-name="T95">green</text:span><text:span text:style-name="T96"><text:s/>and<text:s/></text:span><text:span text:style-name="T97">yellow</text:span><text:span text:style-name="T98"><text:s/>pairs that meet all requirements and thus are valid. </text:span></text:p>
            <text:p text:style-name="P26"><text:span text:style-name="T99">#poOl##loOp#</text:span><text:span text:style-name="T100"><text:s/>is valid and looks very much like a mirror words pair, but it isn`t because the casings don`t match.</text:span></text:p>
            <text:p text:style-name="P26"><text:span text:style-name="T101">#car#rac#</text:span><text:span text:style-name="T102"><text:s/>"rac" spelled backward is "car", but this is not a valid pair because there is only one "#" between the words.</text:span></text:p>
            <text:p text:style-name="P26"><text:span text:style-name="T103">@pack@@ckap@</text:span><text:span text:style-name="T104"><text:s/>is also valid, but "ckap" backward is "pakc" which is not the same as "pack", so they are not mirror words.</text:span><text:span text:style-name="T105"/></text:p>
          </table:table-cell>
        </table:table-row>
        <table:table-row table:style-name="TableRow0104">
          <table:table-cell table:style-name="TableCell010400" table:number-columns-spanned="2">
            <text:p text:style-name="P29"><text:span text:style-name="T106">Input</text:span><text:span text:style-name="T107"/></text:p>
          </table:table-cell>
          <table:covered-table-cell/>
        </table:table-row>
        <table:table-row table:style-name="TableRow0105">
          <table:table-cell table:style-name="TableCell010500" table:number-columns-spanned="2">
            <text:p text:style-name="P32"><text:span text:style-name="T108">#po0l##l0op# @bAc##cAB@ @LM@ML@<text:s/></text:span><text:span text:style-name="T109">#xxxXxx##xxxXxx#</text:span><text:span text:style-name="T110"><text:s/></text:span><text:span text:style-name="T111">@aba@@ababa@</text:span><text:span text:style-name="T112"/></text:p>
          </table:table-cell>
          <table:covered-table-cell/>
        </table:table-row>
        <table:table-row table:style-name="TableRow0106">
          <table:table-cell table:style-name="TableCell010600">
            <text:p text:style-name="P35"><text:span text:style-name="T113">Output</text:span><text:span text:style-name="T114"/></text:p>
          </table:table-cell>
          <table:table-cell table:style-name="TableCell010601">
            <text:p text:style-name="P35"><text:span text:style-name="T115">Comments</text:span><text:span text:style-name="T116"/></text:p>
          </table:table-cell>
        </table:table-row>
        <table:table-row table:style-name="TableRow0107">
          <table:table-cell table:style-name="TableCell010700">
            <text:p text:style-name="P38"><text:span text:style-name="T117">2</text:span><text:span text:style-name="T118"><text:s/>word pairs found!</text:span></text:p>
            <text:p text:style-name="P38"><text:span text:style-name="T118">No mirror words!</text:span><text:span text:style-name="T119"/></text:p>
          </table:table-cell>
          <table:table-cell table:style-name="TableCell010701">
            <text:p text:style-name="P38"><text:span text:style-name="T120">"xxxXxx" backward is not the same as "xxxXxx"</text:span></text:p>
            <text:p text:style-name="P38"><text:span text:style-name="T120">@aba@@ababa@ is a valid pair, but the word lengths are different - these are definitely not mirror words</text:span><text:span text:style-name="T121"/></text:p>
          </table:table-cell>
        </table:table-row>
        <table:table-row table:style-name="TableRow0108">
          <table:table-cell table:style-name="TableCell010800" table:number-columns-spanned="2">
            <text:p text:style-name="P41"><text:span text:style-name="T122">Input</text:span><text:span text:style-name="T123"/></text:p>
          </table:table-cell>
          <table:covered-table-cell/>
        </table:table-row>
        <table:table-row table:style-name="TableRow0109">
          <table:table-cell table:style-name="TableCell010900" table:number-columns-spanned="2">
            <text:p text:style-name="P44"><text:span text:style-name="T124">#lol#lol# @#God@@doG@# #abC@@Cba# @Xyu@#uyX#</text:span><text:span text:style-name="T125"/></text:p>
          </table:table-cell>
          <table:covered-table-cell/>
        </table:table-row>
        <table:table-row table:style-name="TableRow0110">
          <table:table-cell table:style-name="TableCell011000">
            <text:p text:style-name="P47"><text:span text:style-name="T126">Output</text:span><text:span text:style-name="T127"/></text:p>
          </table:table-cell>
          <table:table-cell table:style-name="TableCell011001">
            <text:p text:style-name="P47"><text:span text:style-name="T128">Comments</text:span><text:span text:style-name="T129"/></text:p>
          </table:table-cell>
        </table:table-row>
        <table:table-row table:style-name="TableRow0111">
          <table:table-cell table:style-name="TableCell011100">
            <text:p text:style-name="P50"><text:span text:style-name="T130">No word pairs found!</text:span></text:p>
            <text:p text:style-name="P50"><text:span text:style-name="T130">No mirror words!</text:span><text:span text:style-name="T131"/></text:p>
          </table:table-cell>
          <table:table-cell table:style-name="TableCell011101">
            <text:p text:style-name="P50"><text:span text:style-name="T131"/></text:p>
          </table:table-cell>
        </table:table-row>
      </table:table>
      <text:p text:style-name="P52"><text:span text:style-name="T132">JS Examples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 table:number-columns-spanned="2">
            <text:p text:style-name="P54"><text:span text:style-name="T134">Input</text:span><text:span text:style-name="T135"/></text:p>
          </table:table-cell>
          <table:covered-table-cell/>
        </table:table-row>
        <table:table-row table:style-name="TableRow0201">
          <table:table-cell table:style-name="TableCell020100" table:number-columns-spanned="2">
            <text:p text:style-name="P57"><text:span text:style-name="T136">[</text:span></text:p>
            <text:p text:style-name="P57"><text:span text:style-name="T136">'@mix#tix3dj</text:span><text:span text:style-name="T137">#poOl##loOp#</text:span><text:span text:style-name="T138">wl@@bong&amp;song%4very$long@thong</text:span><text:span text:style-name="T139">#Part##traP#</text:span><text:span text:style-name="T140">#@</text:span><text:span text:style-name="T141">@leveL@@Level@</text:span><text:span text:style-name="T142">#</text:span><text:span text:style-name="T143">#car#rac#</text:span><text:span text:style-name="T144">#tu</text:span><text:span text:style-name="T145">@pack@@ckap@</text:span><text:span text:style-name="T146">#rr</text:span><text:span text:style-name="T147">#sAw##wAs#</text:span><text:span text:style-name="T148">r#@w1r'</text:span></text:p>
            <text:p text:style-name="P57"><text:span text:style-name="T148">]</text:span><text:span text:style-name="T149"/></text:p>
          </table:table-cell>
          <table:covered-table-cell/>
        </table:table-row>
        <table:table-row table:style-name="TableRow0202">
          <table:table-cell table:style-name="TableCell020200">
            <text:p text:style-name="P60"><text:span text:style-name="T150">Output</text:span><text:span text:style-name="T151"/></text:p>
          </table:table-cell>
          <table:table-cell table:style-name="TableCell020201">
            <text:p text:style-name="P60"><text:span text:style-name="T152">Comments</text:span><text:span text:style-name="T153"/></text:p>
          </table:table-cell>
        </table:table-row>
        <table:table-row table:style-name="TableRow0203">
          <table:table-cell table:style-name="TableCell020300">
            <text:p text:style-name="P63"><text:span text:style-name="T154">5 word pairs found!</text:span></text:p>
            <text:p text:style-name="P63"><text:span text:style-name="T154">The mirror words are:</text:span></text:p>
            <text:p text:style-name="P63"><text:span text:style-name="T154">Part &lt;=&gt; traP, leveL &lt;=&gt; Level, sAw &lt;=&gt; wAs</text:span><text:span text:style-name="T155"/></text:p>
          </table:table-cell>
          <table:table-cell table:style-name="TableCell020301">
            <text:p text:style-name="P63"><text:span text:style-name="T156">There are 5<text:s/></text:span><text:span text:style-name="T157">green</text:span><text:span text:style-name="T158"><text:s/>and<text:s/></text:span><text:span text:style-name="T159">yellow</text:span><text:span text:style-name="T160"><text:s/>pairs that meet all requirements and thus are valid. </text:span></text:p>
            <text:p text:style-name="P63"><text:span text:style-name="T161">#poOl##loOp#</text:span><text:span text:style-name="T162"><text:s/>is valid and looks very much like a mirror words pair, but it isn`t because the casings don`t match.</text:span></text:p>
            <text:p text:style-name="P63"><text:span text:style-name="T163">#car#rac#</text:span><text:span text:style-name="T164"><text:s/>"rac" spelled backward is "car", but this is not a valid pair because there is only one "#" between the words.</text:span></text:p>
            <text:p text:style-name="P63"><text:span text:style-name="T165">@pack@@ckap@</text:span><text:span text:style-name="T166"><text:s/>is also valid, but "ckap" backward is "pakc" which is not the same as "pack", so they are not mirror words.</text:span><text:span text:style-name="T167"/></text:p>
          </table:table-cell>
        </table:table-row>
        <table:table-row table:style-name="TableRow0204">
          <table:table-cell table:style-name="TableCell020400" table:number-columns-spanned="2">
            <text:p text:style-name="P66"><text:span text:style-name="T168">Input</text:span><text:span text:style-name="T169"/></text:p>
          </table:table-cell>
          <table:covered-table-cell/>
        </table:table-row>
        <table:table-row table:style-name="TableRow0205">
          <table:table-cell table:style-name="TableCell020500" table:number-columns-spanned="2">
            <text:p text:style-name="P69"><text:span text:style-name="T170">[ '#po0l##l0op# @bAc##cAB@ @LM@ML@<text:s/></text:span><text:span text:style-name="T171">#xxxXxx##xxxXxx#</text:span><text:span text:style-name="T172"><text:s/></text:span><text:span text:style-name="T173">@aba@@ababa@</text:span><text:span text:style-name="T174">' ]</text:span><text:span text:style-name="T175"/></text:p>
          </table:table-cell>
          <table:covered-table-cell/>
        </table:table-row>
        <table:table-row table:style-name="TableRow0206">
          <table:table-cell table:style-name="TableCell020600">
            <text:p text:style-name="P72"><text:span text:style-name="T176">Output</text:span><text:span text:style-name="T177"/></text:p>
          </table:table-cell>
          <table:table-cell table:style-name="TableCell020601">
            <text:p text:style-name="P72"><text:span text:style-name="T178">Comments</text:span><text:span text:style-name="T179"/></text:p>
          </table:table-cell>
        </table:table-row>
        <table:table-row table:style-name="TableRow0207">
          <table:table-cell table:style-name="TableCell020700">
            <text:p text:style-name="P75"><text:span text:style-name="T180">2</text:span><text:span text:style-name="T181"><text:s/>word pairs found!</text:span></text:p>
            <text:p text:style-name="P75"><text:span text:style-name="T181">No mirror words!</text:span><text:span text:style-name="T182"/></text:p>
          </table:table-cell>
          <table:table-cell table:style-name="TableCell020701">
            <text:p text:style-name="P75"><text:span text:style-name="T183">"xxxXxx" backward is not the same as "xxxXxx"</text:span></text:p>
            <text:p text:style-name="P75"><text:span text:style-name="T183">@aba@@ababa@ is a valid pair, but the word lengths are different - these are definitely not mirror words</text:span><text:span text:style-name="T184"/></text:p>
          </table:table-cell>
        </table:table-row>
        <table:table-row table:style-name="TableRow0208">
          <table:table-cell table:style-name="TableCell020800" table:number-columns-spanned="2">
            <text:p text:style-name="P78"><text:span text:style-name="T185">Input</text:span><text:span text:style-name="T186"/></text:p>
          </table:table-cell>
          <table:covered-table-cell/>
        </table:table-row>
        <table:table-row table:style-name="TableRow0209">
          <table:table-cell table:style-name="TableCell020900" table:number-columns-spanned="2">
            <text:p text:style-name="P81"><text:span text:style-name="T187">[ '#lol#lol# @#God@@doG@# #abC@@Cba# @Xyu@#uyX#' ]</text:span><text:span text:style-name="T188"/></text:p>
          </table:table-cell>
          <table:covered-table-cell/>
        </table:table-row>
        <table:table-row table:style-name="TableRow0210">
          <table:table-cell table:style-name="TableCell021000">
            <text:p text:style-name="P84"><text:span text:style-name="T189">Output</text:span><text:span text:style-name="T190"/></text:p>
          </table:table-cell>
          <table:table-cell table:style-name="TableCell021001">
            <text:p text:style-name="P84"><text:span text:style-name="T191">Comments</text:span><text:span text:style-name="T192"/></text:p>
          </table:table-cell>
        </table:table-row>
        <table:table-row table:style-name="TableRow0211">
          <table:table-cell table:style-name="TableCell021100">
            <text:p text:style-name="P87"><text:span text:style-name="T193">No word pairs found!</text:span></text:p>
            <text:p text:style-name="P87"><text:span text:style-name="T193">No mirror words!</text:span><text:span text:style-name="T194"/></text:p>
          </table:table-cell>
          <table:table-cell table:style-name="TableCell021101">
            <text:p text:style-name="P87"><text:span text:style-name="T194"/></text:p>
          </table:table-cell>
        </table:table-row>
      </table:table>
      <text:p text:style-name="P89"><text:span text:style-name="T195"/></text:p>
      <text:p text:style-name="P89"><text:span text:style-name="T19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